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Heading_20_1">
      <style:paragraph-properties fo:margin-top="0.423cm" fo:margin-bottom="0.212cm" fo:keep-with-next="always"/>
      <style:text-properties style:font-name="Liberation Sans" style:font-name-asian="Droid Sans" style:font-name-complex="FreeSans"/>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y is tool to manage requirement metadata and glue together artifacts of the software, it replaces traditional documents and file servers</text:p>
      <text:p text:style-name="Standard"/>
      <text:p text:style-name="Standard"><text:s/>traceable means knowing about </text:p>
      <text:p text:style-name="Standard"><text:s/>- who suggested the requirement </text:p>
      <text:p text:style-name="Standard"><text:s/>- why exists the requirement </text:p>
      <text:p text:style-name="Standard"><text:s/>- what requirements are related to it, and </text:p>
      <text:p text:style-name="Standard"><text:s/>- how relates that requirement to other information such as </text:p>
      <text:p text:style-name="Standard"><text:s text:c="4"/>- <text:s/>system design </text:p>
      <text:p text:style-name="Standard"><text:s text:c="4"/>- implementations, </text:p>
      <text:p text:style-name="Standard"><text:s text:c="4"/>- and user documentation </text:p>
      <text:p text:style-name="Standard"/>
      <text:p text:style-name="Standard">Many projects suffer from gold-plating. Developers might add <text:s/>unnecessary <text:s/>features they think the users will like, or users request <text:s/>excessively complex <text:s/>systems. Tracing each functional requirement back to its <text:s/>origin—such as a <text:s/>user task, a business rule, or a business objective—helps <text:s/>solve this problem.</text:p>
      <text:h text:style-name="Heading_20_1" text:outline-level="1">Change control</text:h>
      <text:p text:style-name="Standard">The heart of requirements management is dealing with <text:s/>requirements <text:s/>changes. Each proposed change needs to be reviewed and the <text:s/>likely impact of implementing the change evaluated before it is <text:s/>approved by <text:s/>the appropriate body of decision-makers. This body is <text:s/>typically called the <text:s/>change control board. </text:p>
      <text:h text:style-name="Heading_20_1" text:outline-level="1">Links:</text:h>
      <text:p text:style-name="Text_20_body">http://www.utwente.nl/ewi/trese/graduation_projects/2009/Abma.pdf </text:p>
      <text:p text:style-name="Text_20_body">http://astrainfotech.com/software-engineering-resources/faq/faq-requirement-management.html </text:p>
      <text:p text:style-name="Text_20_body">http://www.utdallas.edu/~chung/SYSM6309/Getting_requirements_right-avoiding_the_top_10_traps.pdf </text:p>
      <text:p text:style-name="Text_20_body">http://www.serena.com/docs/repository/products/rm/wp900-001-0505.pdf </text:p>
      <text:p text:style-name="Text_20_body">http://ptgmedia.pearsoncmg.com/images/9780321383006/samplechapter/0321383001_01.pdf <text:s/></text:p>
      <text:p text:style-name="Text_20_body">http://www.slideshare.net/galleman/performance-based-planning-in-a-nut-shell-v1 </text:p>
      <text:p text:style-name="Text_20_body">See slide 10-12 -This is reqy's problem domain</text:p>
      <text:h text:style-name="Heading_20_1" text:outline-level="1">Link lists:</text:h>
      <text:p text:style-name="Standard">Comma seperated and may be multi line. Each link is in form protocol://location. If relative link (protocol not specified) then assume reqy protocol.</text:p>
      <text:p text:style-name="Standard">Allowed protocols: file, ftp, http, https</text:p>
      <text:p text:style-name="Standard"/>
      <text:p text:style-name="Standard">This is cool because can then link to e.g. http://redmine.com/ticket?id=22123</text:p>
      <text:p text:style-name="Standard"/>
      <text:p text:style-name="Standard">Note that file:///.../x.doc#chapter1 works, so can link to within files where available.</text:p>
      <text:p text:style-name="Standard"/>
      <text:p text:style-name="Standard">Should links be able to have a type? Currently only hiearachical links (parent/child) and dependency links(node to node) exist. Perhaps need to show other relationships? E.g. Screen#1 <text:span text:style-name="T1">navigates-to</text:span> <text:soft-page-break/>Screen#2 or ChildRequirement <text:span text:style-name="T1">refines</text:span> ParentRequirement? Of course need to be searchable for this to be useful. Possible syntax: [refines]reqy://documents/design/screen.png</text:p>
      <text:p text:style-name="Standard"/>
      <text:p text:style-name="Standard">Possible link types: hierarchical, traces into, impacts, used in, extension of, implied by, derived from?</text:p>
      <text:p text:style-name="Standard"/>
      <text:p text:style-name="Standard">Add attributes to link? Perhaps sufficent with name?</text:p>
      <text:h text:style-name="P4" text:outline-level="1">Impact analysis:</text:h>
      <text:p text:style-name="Standard">Show impact of deleting or changing a requirement, which nodes are directly suspect and which are indirectly suspect, how to make a list to work with? Need to mark nodes as suspect and allow them to be declared ok. Essentially a change will mean that X reqs are affected, but don't know which until each has been checked. Perhaps need way to drill down? Not nesaccerly a good thing to do on the command line? Or can do it like git commit/status, but then need a lot of tracking functionality.. hmm. Perhaps can lable links manually? Are there existing impact analysis tools?</text:p>
      <text:p text:style-name="Standard"/>
      <text:p text:style-name="Standard">Choose level of depth to show dependencies? Ie. show all imidiately affected vs show all affected up to 3 levels.</text:p>
      <text:p text:style-name="Standard"/>
      <text:p text:style-name="Standard">Are hierachical links useful for impact analysis? Perhaps not, they are just organiasiational?</text:p>
      <text:p text:style-name="Standard"/>
      <text:p text:style-name="Standard">2 methods:</text:p>
      <text:list xml:id="list35355332" text:style-name="L1">
        <text:list-item>
          <text:p text:style-name="P1">Directly related artifacts are suspect</text:p>
        </text:list-item>
        <text:list-item>
          <text:p text:style-name="P1">indirectly related artifacts are marked indirectly suspect</text:p>
        </text:list-item>
      </text:list>
      <text:p text:style-name="Standard">Cycles make tracability hard -&gt; need to check graph is acyclic. Article affirmed that tracability tools should not allow acyclic graphs. Because the file system guarantees that the hierachical links are not cyclical, only need to check the manually created ones.</text:p>
      <text:p text:style-name="Standard"/>
      <text:p text:style-name="Standard">Transient closure -&gt; identify all things that depend or are dependent on the item that is changed</text:p>
      <text:p text:style-name="Standard"/>
      <text:p text:style-name="Standard">Test case coverage</text:p>
      <text:h text:style-name="P4" text:outline-level="1">Views:</text:h>
      <text:p text:style-name="Standard">Grid, Matrix and graph</text:p>
      <text:p text:style-name="Standard"/>
      <text:p text:style-name="Standard">Option to limit graph view to just show packages (usefull for larger projects). Perhaps include flag in requirements to also show pertinent ones?</text:p>
      <text:h text:style-name="P4" text:outline-level="1">Further inquiry needed:</text:h>
      <text:list xml:id="list35340971" text:style-name="L2">
        <text:list-item>
          <text:p text:style-name="P2">Coverage analysis</text:p>
        </text:list-item>
        <text:list-item>
          <text:p text:style-name="P2">Should be able to track requirements to a change request? Perhaps a setting a la 'Change request id: RFC123'?</text:p>
        </text:list-item>
        <text:list-item>
          <text:p text:style-name="P2">Can use ctags for navigating requirements?</text:p>
        </text:list-item>
        <text:list-item>
          <text:p text:style-name="P2">Importing requirements from CSV, simply match column to attribute and BOOM</text:p>
        </text:list-item>
        <text:list-item>
          <text:p text:style-name="P2">Export requirements to word et al</text:p>
        </text:list-item>
        <text:list-item>
          <text:p text:style-name="P2">Are hierachical links needed in impact analysis?</text:p>
        </text:list-item>
        <text:list-item>
          <text:p text:style-name="P2">Prirority setting for requirements (should=20, could=30, must=10 and won't=40)</text:p>
        </text:list-item>
        <text:list-item>
          <text:p text:style-name="P2"><text:soft-page-break/>Cli option to download or insert new reports from net?</text:p>
        </text:list-item>
        <text:list-item>
          <text:p text:style-name="P2">Interesting to be able to track links to external files. E.g. sourcecode that contains a reqy id, can then scan code and make link to all code that has reference to requirement?</text:p>
        </text:list-item>
        <text:list-item>
          <text:p text:style-name="P2">Use naming conventions to automatically create links? requirement 4.1 could automatically be linked to user cases named req4.1-xxxxx?</text:p>
        </text:list-item>
        <text:list-item>
          <text:p text:style-name="P2">Enforce links, e.g. enforce that all requirements have a use case?</text:p>
        </text:list-item>
        <text:list-item>
          <text:p text:style-name="P2">Effort estimation should also have a effort risk field, indicating how uncertain the estimation is, perhaps high, normal or low?</text:p>
        </text:list-item>
        <text:list-item>
          <text:p text:style-name="P2">CLI to show which reqs are effected (both up, down and across the hiearchy)</text:p>
        </text:list-item>
        <text:list-item>
          <text:p text:style-name="P2">Define terms that can be used in requirements, like variables?</text:p>
        </text:list-item>
        <text:list-item>
          <text:p text:style-name="P2">How to know if requirement is testable or not?</text:p>
        </text:list-item>
        <text:list-item>
          <text:p text:style-name="P2">Can do gap analysis (measure defisiancy)?</text:p>
        </text:list-item>
        <text:list-item>
          <text:p text:style-name="P2">Need to track status reason history? E.g. If a requirement is changed should be able to save RFC id etc</text:p>
        </text:list-item>
        <text:list-item>
          <text:p text:style-name="P2">Good info about heuristically evaluating requirements:</text:p>
        </text:list-item>
        <text:list-item>
          <text:p text:style-name="P2">Scan code for tags to aid impact analysis/show traces to/from requirements to code. Code should be outside of reqy dir so need to be able to link to it somehow, alternatively allow link list to just link to absolute links</text:p>
        </text:list-item>
      </text:list>
      <text:h text:style-name="Heading_20_1" text:outline-level="1">Todos:</text:h>
      <text:list xml:id="list35337925" text:style-name="L3">
        <text:list-item>
          <text:p text:style-name="P3">Reqy should be able to report on progress in terms of packages or requirements approved. For an item work out how many % it comprises of the total cost or effort, this can measure % complete. (see slide 17)</text:p>
        </text:list-item>
        <text:list-item>
          <text:p text:style-name="P3">Allow case insensitive status, at the mo Rejected is not valid (must be rejected)? </text:p>
        </text:list-item>
        <text:list-item>
          <text:p text:style-name="P3">If status rejected, make sure approved by is not set, etc</text:p>
        </text:list-item>
        <text:list-item>
          <text:p text:style-name="P3">CLi tool should allow changing a .req to a package, e.g. when a leaf requirement needs to be decomposed into sub requirements it should be convertable to a package</text:p>
        </text:list-item>
        <text:list-item>
          <text:p text:style-name="P3">Track source of requirement?</text:p>
        </text:list-item>
        <text:list-item>
          <text:p text:style-name="P3">Need stakeholders as departments, organizations in addition to <text:s/>users? Users must belong to these? Or just a attribute on user?</text:p>
        </text:list-item>
        <text:list-item>
          <text:p text:style-name="P3">Know how many requirements are complete, how many packages are complete and how many are remaining</text:p>
        </text:list-item>
        <text:list-item>
          <text:p text:style-name="P3">Cli mode to list reqs by status e.g. reqy status &lt;status&gt; will list all items with &lt;status&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31T19:30:08</meta:creation-date>
    <dc:date>2012-08-09T15:23:17.77</dc:date>
    <meta:editing-duration>PT59M23S</meta:editing-duration>
    <meta:editing-cycles>5</meta:editing-cycles>
    <meta:generator>LibreOffice/3.5$Windows_x86 LibreOffice_project/165a79a-7059095-e13bb37-fef39a4-9503d18</meta:generator>
    <meta:document-statistic meta:table-count="0" meta:image-count="0" meta:object-count="0" meta:page-count="3" meta:paragraph-count="70" meta:word-count="970" meta:character-count="6302" meta:non-whitespace-character-count="5477"/>
  </office:meta>
</office:document-meta>
</file>